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2cm"/>
    </style:style>
    <style:style style:name="co2" style:family="table-column">
      <style:table-column-properties fo:break-before="auto" style:column-width="22.819cm"/>
    </style:style>
    <style:style style:name="co3" style:family="table-column">
      <style:table-column-properties fo:break-before="auto" style:column-width="2.36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2.387cm"/>
    </style:style>
    <style:style style:name="co6" style:family="table-column">
      <style:table-column-properties fo:break-before="auto" style:column-width="2.29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482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7.821cm"/>
    </style:style>
    <style:style style:name="co12" style:family="table-column">
      <style:table-column-properties fo:break-before="auto" style:column-width="8.52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Arial" style:font-name-asian="Arial Unicode MS" style:font-name-complex="Tahoma"/>
    </style:style>
    <style:style style:name="ce3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2"/>
        <table:table-column table:style-name="co8" table:default-cell-style-name="Default"/>
        <table:table-column table:style-name="co8" table:default-cell-style-name="ce2"/>
        <table:table-column table:style-name="co9" table:default-cell-style-name="Default"/>
        <table:table-column table:style-name="co9" table:default-cell-style-name="ce3"/>
        <table:table-column table:style-name="co10" table:default-cell-style-name="ce2"/>
        <table:table-column table:style-name="co10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>
            <text:p>benchmark</text:p>
          </table:table-cell>
          <table:table-cell table:style-name="ce1" office:value-type="string">
            <text:p>advice</text:p>
          </table:table-cell>
          <table:table-cell table:style-name="ce1" office:value-type="string">
            <text:p>from version</text:p>
          </table:table-cell>
          <table:table-cell table:style-name="ce1" office:value-type="string">
            <text:p>to version</text:p>
          </table:table-cell>
          <table:table-cell table:style-name="ce1" office:value-type="string">
            <text:p>original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sulting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added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remove jps'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PCE texual change?</text:p>
          </table:table-cell>
          <table:table-cell table:style-name="ce1" office:value-type="string">
            <text:p>type I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ype 2 errors</text:p>
          </table:table-cell>
          <table:table-cell table:style-name="ce1" office:value-type="string">
            <text:p>sql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C2])" office:value-type="string" office:string-value="SELECT to_char(count(1),'999') FROM advises_shadow WHERE advice_key ='healthwatcher.aspects.distribution*HWClientDistribution.aj}HWClientDistribution&amp;around' and version = 1">
            <text:p>SELECT to_char(count(1),'999') FROM advises_shadow WHERE advice_key ='healthwatcher.aspects.distribution*HWClientDistribution.aj}HWClientDistribution&amp;around' and version = 1</text:p>
          </table:table-cell>
          <table:table-cell table:formula="of:=VALUE(ORG.SISTEMA.OO.SQL.JAGUARSQL.EXECUTESQL(&quot;org.postgresql.Driver&quot;;&quot;jdbc:postgresql://localhost/rejuv-pc?user=raffi&quot;;[.H2]))" office:value-type="float" office:value="19">
            <text:p>19</text:p>
          </table:table-cell>
          <table:table-cell table:formula="of:=CONCATENATE(&quot;SELECT to_char(count(1),'999') FROM advises_shadow WHERE advice_key ='&quot;;[.$B2];&quot;' and version = &quot;; [.$D2])" office:value-type="string" office:string-value="SELECT to_char(count(1),'999') FROM advises_shadow WHERE advice_key ='healthwatcher.aspects.distribution*HWClientDistribution.aj}HWClientDistribution&amp;around' and version = 2">
            <text:p>SELECT to_char(count(1),'999') FROM advises_shadow WHERE advice_key ='healthwatcher.aspects.distribution*HWClientDistribution.aj}HWClientDistribution&amp;around' and version = 2</text:p>
          </table:table-cell>
          <table:table-cell table:formula="of:=VALUE(ORG.SISTEMA.OO.SQL.JAGUARSQL.EXECUTESQL(&quot;org.postgresql.Driver&quot;;&quot;jdbc:postgresql://localhost/rejuv-pc?user=raffi&quot;;[.J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) as foo</text:p>
          </table:table-cell>
          <table:table-cell table:formula="of:=VALUE(ORG.SISTEMA.OO.SQL.JAGUARSQL.EXECUTESQL(&quot;org.postgresql.Driver&quot;;&quot;jdbc:postgresql://localhost/rejuv-pc?user=raffi&quot;;[.L2]))" office:value-type="float" office:value="19">
            <text:p>1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C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[.$D2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2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 except 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) as foo</text:p>
          </table:table-cell>
          <table:table-cell table:formula="of:=VALUE(ORG.SISTEMA.OO.SQL.JAGUARSQL.EXECUTESQL(&quot;org.postgresql.Driver&quot;;&quot;jdbc:postgresql://localhost/rejuv-pc?user=raffi&quot;;[.Q2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2]; &quot;' and suggested_shadows.version = &quot;; [.$D2];&quot; except SELECT shadows.key FROM advises_shadow INNER JOIN shadows ON advises_shadow.shadow_key = shadows.key AND advises_shadow.version = shadows.version INNER JOIN advice ON advice.key = advises_shadow.advice_key WHERE advice.key = '&quot;; [.$B2]; &quot;' and advises_shadow.version = &quot;; [.$D2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2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PersistenceExceptionHandler.aj}HWPersistence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3]))" office:value-type="float" office:value="8">
            <text:p>8</text:p>
          </table:table-cell>
          <table:table-cell table:formula="of:=CONCATENATE(&quot;SELECT to_char(count(1),'999') FROM advises_shadow WHERE advice_key ='&quot;;[.$B3];&quot;' and version = &quot;; [.$C3])" office:value-type="string" office:string-value="SELECT to_char(count(1),'999') FROM advises_shadow WHERE advice_key ='healthwatcher.aspects.exceptionHandling*HWPersistenceExceptionHandler.aj}HWPersistenceExceptionHandler&amp;around&amp;QHttpServletResponse;' and version = 1">
            <text:p>SELECT to_char(count(1),'999') FROM advises_shadow WHERE advice_key ='healthwatcher.aspects.exceptionHandling*HWPersistenceExceptionHandler.aj}HWPersistence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3]))" office:value-type="float" office:value="4">
            <text:p>4</text:p>
          </table:table-cell>
          <table:table-cell table:formula="of:=CONCATENATE(&quot;SELECT to_char(count(1),'999') FROM advises_shadow WHERE advice_key ='&quot;;[.$B3];&quot;' and version = &quot;; [.$D3])" office:value-type="string" office:string-value="SELECT to_char(count(1),'999') FROM advises_shadow WHERE advice_key ='healthwatcher.aspects.exceptionHandling*HWPersistenceExceptionHandler.aj}HWPersistenceExceptionHandler&amp;around&amp;QHttpServletResponse;' and version = 2">
            <text:p>SELECT to_char(count(1),'999') FROM advises_shadow WHERE advice_key ='healthwatcher.aspects.exceptionHandling*HWPersistenceExceptionHandler.aj}HWPersistence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3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3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C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[.$D3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3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 except 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3]))" office:value-type="float" office:value="29">
            <text:p>2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3]; &quot;' and suggested_shadows.version = &quot;; [.$D3];&quot; except SELECT shadows.key FROM advises_shadow INNER JOIN shadows ON advises_shadow.shadow_key = shadows.key AND advises_shadow.version = shadows.version INNER JOIN advice ON advice.key = advises_shadow.advice_key WHERE advice.key = '&quot;; [.$B3]; &quot;' and advises_shadow.version = &quot;; [.$D3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PersistenceExceptionHandler.aj}HWPersistence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PersistenceExceptionHandler.aj}HWPersistenceExceptionHandler&amp;around&amp;QHttpServletResponse;' and advises_shadow.version = 2) as fo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exceptionHandling*HWTransactionExceptionHandler.aj}HWTransactionExceptionHandler&amp;around&amp;QHttpServletResponse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VALUE(ORG.SISTEMA.OO.SQL.JAGUARSQL.EXECUTESQL(&quot;org.postgresql.Driver&quot;;&quot;jdbc:postgresql://localhost/rejuv-pc?user=raffi&quot;;[.F4]))" office:value-type="float" office:value="8">
            <text:p>8</text:p>
          </table:table-cell>
          <table:table-cell table:formula="of:=CONCATENATE(&quot;SELECT to_char(count(1),'999') FROM advises_shadow WHERE advice_key ='&quot;;[.$B4];&quot;' and version = &quot;; [.$C4])" office:value-type="string" office:string-value="SELECT to_char(count(1),'999') FROM advises_shadow WHERE advice_key ='healthwatcher.aspects.exceptionHandling*HWTransactionExceptionHandler.aj}HWTransactionExceptionHandler&amp;around&amp;QHttpServletResponse;' and version = 1">
            <text:p>SELECT to_char(count(1),'999') FROM advises_shadow WHERE advice_key ='healthwatcher.aspects.exceptionHandling*HWTransactionExceptionHandler.aj}HWTransactionExceptionHandler&amp;around&amp;QHttpServletResponse;' and version = 1</text:p>
          </table:table-cell>
          <table:table-cell table:formula="of:=VALUE(ORG.SISTEMA.OO.SQL.JAGUARSQL.EXECUTESQL(&quot;org.postgresql.Driver&quot;;&quot;jdbc:postgresql://localhost/rejuv-pc?user=raffi&quot;;[.H4]))" office:value-type="float" office:value="4">
            <text:p>4</text:p>
          </table:table-cell>
          <table:table-cell table:formula="of:=CONCATENATE(&quot;SELECT to_char(count(1),'999') FROM advises_shadow WHERE advice_key ='&quot;;[.$B4];&quot;' and version = &quot;; [.$D4])" office:value-type="string" office:string-value="SELECT to_char(count(1),'999') FROM advises_shadow WHERE advice_key ='healthwatcher.aspects.exceptionHandling*HWTransactionExceptionHandler.aj}HWTransactionExceptionHandler&amp;around&amp;QHttpServletResponse;' and version = 2">
            <text:p>SELECT to_char(count(1),'999') FROM advises_shadow WHERE advice_key ='healthwatcher.aspects.exceptionHandling*HWTransactionExceptionHandler.aj}HWTransactionExceptionHandler&amp;around&amp;QHttpServletResponse;' and version = 2</text:p>
          </table:table-cell>
          <table:table-cell table:formula="of:=VALUE(ORG.SISTEMA.OO.SQL.JAGUARSQL.EXECUTESQL(&quot;org.postgresql.Driver&quot;;&quot;jdbc:postgresql://localhost/rejuv-pc?user=raffi&quot;;[.J4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) as foo</text:p>
          </table:table-cell>
          <table:table-cell table:formula="of:=VALUE(ORG.SISTEMA.OO.SQL.JAGUARSQL.EXECUTESQL(&quot;org.postgresql.Driver&quot;;&quot;jdbc:postgresql://localhost/rejuv-pc?user=raffi&quot;;[.L4]))" office:value-type="float" office:value="7">
            <text:p>7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C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[.$D4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1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4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 except 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 except 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) as foo</text:p>
          </table:table-cell>
          <table:table-cell table:formula="of:=VALUE(ORG.SISTEMA.OO.SQL.JAGUARSQL.EXECUTESQL(&quot;org.postgresql.Driver&quot;;&quot;jdbc:postgresql://localhost/rejuv-pc?user=raffi&quot;;[.Q4]))" office:value-type="float" office:value="154">
            <text:p>154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4]; &quot;' and suggested_shadows.version = &quot;; [.$D4];&quot; except SELECT shadows.key FROM advises_shadow INNER JOIN shadows ON advises_shadow.shadow_key = shadows.key AND advises_shadow.version = shadows.version INNER JOIN advice ON advice.key = advises_shadow.advice_key WHERE advice.key = '&quot;; [.$B4]; &quot;' and advises_shadow.version = &quot;; [.$D4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exceptionHandling*HWTransactionExceptionHandler.aj}HWTransactionExceptionHandler&amp;around&amp;QHttpServletResponse;' and suggested_shadows.version = 2 except SELECT shadows.key FROM advises_shadow INNER JOIN shadows ON advises_shadow.shadow_key = shadows.key AND advises_shadow.version = shadows.version INNER JOIN advice ON advice.key = advises_shadow.advice_key WHERE advice.key = 'healthwatcher.aspects.exceptionHandling*HWTransactionExceptionHandler.aj}HWTransactionExceptionHandler&amp;around&amp;QHttpServletResponse;' and advises_shadow.version = 2) as foo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distribution*HWClientDistribution.aj}HWClientDistribution&amp;arou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VALUE(ORG.SISTEMA.OO.SQL.JAGUARSQL.EXECUTESQL(&quot;org.postgresql.Driver&quot;;&quot;jdbc:postgresql://localhost/rejuv-pc?user=raffi&quot;;[.F5]))" office:value-type="float" office:value="19">
            <text:p>19</text:p>
          </table:table-cell>
          <table:table-cell table:formula="of:=CONCATENATE(&quot;SELECT to_char(count(1),'999') FROM advises_shadow WHERE advice_key ='&quot;;[.$B5];&quot;' and version = &quot;; [.$C5])" office:value-type="string" office:string-value="SELECT to_char(count(1),'999') FROM advises_shadow WHERE advice_key ='healthwatcher.aspects.distribution*HWClientDistribution.aj}HWClientDistribution&amp;around' and version = 3">
            <text:p>SELECT to_char(count(1),'999') FROM advises_shadow WHERE advice_key ='healthwatcher.aspects.distribution*HWClientDistribution.aj}HWClientDistribution&amp;around' and version = 3</text:p>
          </table:table-cell>
          <table:table-cell table:formula="of:=VALUE(ORG.SISTEMA.OO.SQL.JAGUARSQL.EXECUTESQL(&quot;org.postgresql.Driver&quot;;&quot;jdbc:postgresql://localhost/rejuv-pc?user=raffi&quot;;[.H5]))" office:value-type="float" office:value="16">
            <text:p>16</text:p>
          </table:table-cell>
          <table:table-cell table:formula="of:=CONCATENATE(&quot;SELECT to_char(count(1),'999') FROM advises_shadow WHERE advice_key ='&quot;;[.$B5];&quot;' and version = &quot;; [.$D5])" office:value-type="string" office:string-value="SELECT to_char(count(1),'999') FROM advises_shadow WHERE advice_key ='healthwatcher.aspects.distribution*HWClientDistribution.aj}HWClientDistribution&amp;around' and version = 4">
            <text:p>SELECT to_char(count(1),'999') FROM advises_shadow WHERE advice_key ='healthwatcher.aspects.distribution*HWClientDistribution.aj}HWClientDistribution&amp;around' and version = 4</text:p>
          </table:table-cell>
          <table:table-cell table:formula="of:=VALUE(ORG.SISTEMA.OO.SQL.JAGUARSQL.EXECUTESQL(&quot;org.postgresql.Driver&quot;;&quot;jdbc:postgresql://localhost/rejuv-pc?user=raffi&quot;;[.J5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) as foo</text:p>
          </table:table-cell>
          <table:table-cell table:formula="of:=VALUE(ORG.SISTEMA.OO.SQL.JAGUARSQL.EXECUTESQL(&quot;org.postgresql.Driver&quot;;&quot;jdbc:postgresql://localhost/rejuv-pc?user=raffi&quot;;[.L5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C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[.$D5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3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5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 except 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 except 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) as foo</text:p>
          </table:table-cell>
          <table:table-cell table:formula="of:=VALUE(ORG.SISTEMA.OO.SQL.JAGUARSQL.EXECUTESQL(&quot;org.postgresql.Driver&quot;;&quot;jdbc:postgresql://localhost/rejuv-pc?user=raffi&quot;;[.Q5]))" office:value-type="float" office:value="387">
            <text:p>387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5]; &quot;' and suggested_shadows.version = &quot;; [.$D5];&quot; except SELECT shadows.key FROM advises_shadow INNER JOIN shadows ON advises_shadow.shadow_key = shadows.key AND advises_shadow.version = shadows.version INNER JOIN advice ON advice.key = advises_shadow.advice_key WHERE advice.key = '&quot;; [.$B5]; &quot;' and advises_shadow.version = &quot;; [.$D5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distribution*HWClientDistribution.aj}HWClientDistribution&amp;around' and suggested_shadows.version = 4 except SELECT shadows.key FROM advises_shadow INNER JOIN shadows ON advises_shadow.shadow_key = shadows.key AND advises_shadow.version = shadows.version INNER JOIN advice ON advice.key = advises_shadow.advice_key WHERE advice.key = 'healthwatcher.aspects.distribution*HWClientDistribution.aj}HWClientDistribution&amp;around' and advises_shadow.version = 4) as foo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atterns*UpdateStateObserver.aj}UpdateStateObserver&amp;after&amp;QSubject;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VALUE(ORG.SISTEMA.OO.SQL.JAGUARSQL.EXECUTESQL(&quot;org.postgresql.Driver&quot;;&quot;jdbc:postgresql://localhost/rejuv-pc?user=raffi&quot;;[.F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C6])" office:value-type="string" office:string-value="SELECT to_char(count(1),'999') FROM advises_shadow WHERE advice_key ='healthwatcher.aspects.patterns*UpdateStateObserver.aj}UpdateStateObserver&amp;after&amp;QSubject;' and version = 6">
            <text:p>SELECT to_char(count(1),'999') FROM advises_shadow WHERE advice_key ='healthwatcher.aspects.patterns*UpdateStateObserver.aj}UpdateStateObserver&amp;after&amp;QSubject;' and version = 6</text:p>
          </table:table-cell>
          <table:table-cell table:formula="of:=VALUE(ORG.SISTEMA.OO.SQL.JAGUARSQL.EXECUTESQL(&quot;org.postgresql.Driver&quot;;&quot;jdbc:postgresql://localhost/rejuv-pc?user=raffi&quot;;[.H6]))" office:value-type="float" office:value="3">
            <text:p>3</text:p>
          </table:table-cell>
          <table:table-cell table:formula="of:=CONCATENATE(&quot;SELECT to_char(count(1),'999') FROM advises_shadow WHERE advice_key ='&quot;;[.$B6];&quot;' and version = &quot;; [.$D6])" office:value-type="string" office:string-value="SELECT to_char(count(1),'999') FROM advises_shadow WHERE advice_key ='healthwatcher.aspects.patterns*UpdateStateObserver.aj}UpdateStateObserver&amp;after&amp;QSubject;' and version = 7">
            <text:p>SELECT to_char(count(1),'999') FROM advises_shadow WHERE advice_key ='healthwatcher.aspects.patterns*UpdateStateObserver.aj}UpdateStateObserver&amp;after&amp;QSubject;' and version = 7</text:p>
          </table:table-cell>
          <table:table-cell table:formula="of:=VALUE(ORG.SISTEMA.OO.SQL.JAGUARSQL.EXECUTESQL(&quot;org.postgresql.Driver&quot;;&quot;jdbc:postgresql://localhost/rejuv-pc?user=raffi&quot;;[.J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) as foo</text:p>
          </table:table-cell>
          <table:table-cell table:formula="of:=VALUE(ORG.SISTEMA.OO.SQL.JAGUARSQL.EXECUTESQL(&quot;org.postgresql.Driver&quot;;&quot;jdbc:postgresql://localhost/rejuv-pc?user=raffi&quot;;[.L6]))" office:value-type="float" office:value="3">
            <text:p>3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C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[.$D6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6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6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 except 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 except 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) as foo</text:p>
          </table:table-cell>
          <table:table-cell table:formula="of:=VALUE(ORG.SISTEMA.OO.SQL.JAGUARSQL.EXECUTESQL(&quot;org.postgresql.Driver&quot;;&quot;jdbc:postgresql://localhost/rejuv-pc?user=raffi&quot;;[.Q6]))" office:value-type="float" office:value="59">
            <text:p>59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6]; &quot;' and suggested_shadows.version = &quot;; [.$D6];&quot; except SELECT shadows.key FROM advises_shadow INNER JOIN shadows ON advises_shadow.shadow_key = shadows.key AND advises_shadow.version = shadows.version INNER JOIN advice ON advice.key = advises_shadow.advice_key WHERE advice.key = '&quot;; [.$B6]; &quot;' and advises_shadow.version = &quot;; [.$D6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atterns*UpdateStateObserver.aj}UpdateStateObserver&amp;after&amp;QSubject;' and suggested_shadows.version = 7 except SELECT shadows.key FROM advises_shadow INNER JOIN shadows ON advises_shadow.shadow_key = shadows.key AND advises_shadow.version = shadows.version INNER JOIN advice ON advice.key = advises_shadow.advice_key WHERE advice.key = 'healthwatcher.aspects.patterns*UpdateStateObserver.aj}UpdateStateObserver&amp;after&amp;QSubject;' and advises_shadow.version = 7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7]))" office:value-type="float" office:value="1">
            <text:p>1</text:p>
          </table:table-cell>
          <table:table-cell table:formula="of:=CONCATENATE(&quot;SELECT to_char(count(1),'999') FROM advises_shadow WHERE advice_key ='&quot;;[.$B7];&quot;' and version = &quot;; [.$C7])" office:value-type="string" office:string-value="SELECT to_char(count(1),'999') FROM advises_shadow WHERE advice_key ='healthwatcher.aspects.concurrency*HWManagedSynchronization.aj}HWManagedSynchronization&amp;before&amp;QObject;' and version = 8">
            <text:p>SELECT to_char(count(1),'999') FROM advises_shadow WHERE advice_key ='healthwatcher.aspects.concurrency*HWManagedSynchronization.aj}HWManagedSynchronization&amp;before&amp;QObject;' and version = 8</text:p>
          </table:table-cell>
          <table:table-cell table:formula="of:=VALUE(ORG.SISTEMA.OO.SQL.JAGUARSQL.EXECUTESQL(&quot;org.postgresql.Driver&quot;;&quot;jdbc:postgresql://localhost/rejuv-pc?user=raffi&quot;;[.H7]))" office:value-type="float" office:value="3">
            <text:p>3</text:p>
          </table:table-cell>
          <table:table-cell table:formula="of:=CONCATENATE(&quot;SELECT to_char(count(1),'999') FROM advises_shadow WHERE advice_key ='&quot;;[.$B7];&quot;' and version = &quot;; [.$D7])" office:value-type="string" office:string-value="SELECT to_char(count(1),'999') FROM advises_shadow WHERE advice_key ='healthwatcher.aspects.concurrency*HWManagedSynchronization.aj}HWManagedSynchronization&amp;before&amp;QObject;' and version = 9">
            <text:p>SELECT to_char(count(1),'999') FROM advises_shadow WHERE advice_key ='healthwatcher.aspects.concurrency*HWManagedSynchronization.aj}HWManagedSynchronization&amp;before&amp;QObject;' and version = 9</text:p>
          </table:table-cell>
          <table:table-cell table:formula="of:=VALUE(ORG.SISTEMA.OO.SQL.JAGUARSQL.EXECUTESQL(&quot;org.postgresql.Driver&quot;;&quot;jdbc:postgresql://localhost/rejuv-pc?user=raffi&quot;;[.J7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) as foo</text:p>
          </table:table-cell>
          <table:table-cell table:formula="of:=VALUE(ORG.SISTEMA.OO.SQL.JAGUARSQL.EXECUTESQL(&quot;org.postgresql.Driver&quot;;&quot;jdbc:postgresql://localhost/rejuv-pc?user=raffi&quot;;[.L7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C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[.$D7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7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 except 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) as foo</text:p>
          </table:table-cell>
          <table:table-cell table:formula="of:=VALUE(ORG.SISTEMA.OO.SQL.JAGUARSQL.EXECUTESQL(&quot;org.postgresql.Driver&quot;;&quot;jdbc:postgresql://localhost/rejuv-pc?user=raffi&quot;;[.Q7]))" office:value-type="float" office:value="143">
            <text:p>14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7]; &quot;' and suggested_shadows.version = &quot;; [.$D7];&quot; except SELECT shadows.key FROM advises_shadow INNER JOIN shadows ON advises_shadow.shadow_key = shadows.key AND advises_shadow.version = shadows.version INNER JOIN advice ON advice.key = advises_shadow.advice_key WHERE advice.key = '&quot;; [.$B7]; &quot;' and advises_shadow.version = &quot;; [.$D7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' and advises_shadow.version = 9) as foo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concurrency*HWManagedSynchronization.aj}HWManagedSynchronization&amp;before&amp;QObject;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8]))" office:value-type="float" office:value="1">
            <text:p>1</text:p>
          </table:table-cell>
          <table:table-cell table:formula="of:=CONCATENATE(&quot;SELECT to_char(count(1),'999') FROM advises_shadow WHERE advice_key ='&quot;;[.$B8];&quot;' and version = &quot;; [.$C8])" office:value-type="string" office:string-value="SELECT to_char(count(1),'999') FROM advises_shadow WHERE advice_key ='healthwatcher.aspects.concurrency*HWManagedSynchronization.aj}HWManagedSynchronization&amp;before&amp;QObject;2' and version = 8">
            <text:p>SELECT to_char(count(1),'999') FROM advises_shadow WHERE advice_key ='healthwatcher.aspects.concurrency*HWManagedSynchronization.aj}HWManagedSynchronization&amp;before&amp;QObject;2' and version = 8</text:p>
          </table:table-cell>
          <table:table-cell table:formula="of:=VALUE(ORG.SISTEMA.OO.SQL.JAGUARSQL.EXECUTESQL(&quot;org.postgresql.Driver&quot;;&quot;jdbc:postgresql://localhost/rejuv-pc?user=raffi&quot;;[.H8]))" office:value-type="float" office:value="3">
            <text:p>3</text:p>
          </table:table-cell>
          <table:table-cell table:formula="of:=CONCATENATE(&quot;SELECT to_char(count(1),'999') FROM advises_shadow WHERE advice_key ='&quot;;[.$B8];&quot;' and version = &quot;; [.$D8])" office:value-type="string" office:string-value="SELECT to_char(count(1),'999') FROM advises_shadow WHERE advice_key ='healthwatcher.aspects.concurrency*HWManagedSynchronization.aj}HWManagedSynchronization&amp;before&amp;QObject;2' and version = 9">
            <text:p>SELECT to_char(count(1),'999') FROM advises_shadow WHERE advice_key ='healthwatcher.aspects.concurrency*HWManagedSynchronization.aj}HWManagedSynchronization&amp;before&amp;QObject;2' and version = 9</text:p>
          </table:table-cell>
          <table:table-cell table:formula="of:=VALUE(ORG.SISTEMA.OO.SQL.JAGUARSQL.EXECUTESQL(&quot;org.postgresql.Driver&quot;;&quot;jdbc:postgresql://localhost/rejuv-pc?user=raffi&quot;;[.J8]))" office:value-type="float" office:value="2">
            <text:p>2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) as foo</text:p>
          </table:table-cell>
          <table:table-cell table:formula="of:=VALUE(ORG.SISTEMA.OO.SQL.JAGUARSQL.EXECUTESQL(&quot;org.postgresql.Driver&quot;;&quot;jdbc:postgresql://localhost/rejuv-pc?user=raffi&quot;;[.L8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C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[.$D8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boolean" office:boolean-value="true">
            <text:p>TRUE</text:p>
          </table:table-cell>
          <table:table-cell table:formula="of:=VALUE(ORG.SISTEMA.OO.SQL.JAGUARSQL.EXECUTESQL(&quot;org.postgresql.Driver&quot;;&quot;jdbc:postgresql://localhost/rejuv-pc?user=raffi&quot;;[.O8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 except 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) as foo</text:p>
          </table:table-cell>
          <table:table-cell table:formula="of:=VALUE(ORG.SISTEMA.OO.SQL.JAGUARSQL.EXECUTESQL(&quot;org.postgresql.Driver&quot;;&quot;jdbc:postgresql://localhost/rejuv-pc?user=raffi&quot;;[.Q8]))" office:value-type="float" office:value="143">
            <text:p>143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8]; &quot;' and suggested_shadows.version = &quot;; [.$D8];&quot; except SELECT shadows.key FROM advises_shadow INNER JOIN shadows ON advises_shadow.shadow_key = shadows.key AND advises_shadow.version = shadows.version INNER JOIN advice ON advice.key = advises_shadow.advice_key WHERE advice.key = '&quot;; [.$B8]; &quot;' and advises_shadow.version = &quot;; [.$D8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concurrency*HWManagedSynchronization.aj}HWManagedSynchronization&amp;before&amp;QObject;2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concurrency*HWManagedSynchronization.aj}HWManagedSynchronization&amp;before&amp;QObject;2' and advises_shadow.version = 9) as foo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befor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9]))" office:value-type="float" office:value="16">
            <text:p>16</text:p>
          </table:table-cell>
          <table:table-cell table:formula="of:=CONCATENATE(&quot;SELECT to_char(count(1),'999') FROM advises_shadow WHERE advice_key ='&quot;;[.$B9];&quot;' and version = &quot;; [.$C9])" office:value-type="string" office:string-value="SELECT to_char(count(1),'999') FROM advises_shadow WHERE advice_key ='healthwatcher.aspects.persistence*HWTransactionManagement.aj}HWTransactionManagement&amp;before' and version = 8">
            <text:p>SELECT to_char(count(1),'999') FROM advises_shadow WHERE advice_key ='healthwatcher.aspects.persistence*HWTransactionManagement.aj}HWTransactionManagement&amp;before' and version = 8</text:p>
          </table:table-cell>
          <table:table-cell table:formula="of:=VALUE(ORG.SISTEMA.OO.SQL.JAGUARSQL.EXECUTESQL(&quot;org.postgresql.Driver&quot;;&quot;jdbc:postgresql://localhost/rejuv-pc?user=raffi&quot;;[.H9]))" office:value-type="float" office:value="25">
            <text:p>25</text:p>
          </table:table-cell>
          <table:table-cell table:formula="of:=CONCATENATE(&quot;SELECT to_char(count(1),'999') FROM advises_shadow WHERE advice_key ='&quot;;[.$B9];&quot;' and version = &quot;; [.$D9])" office:value-type="string" office:string-value="SELECT to_char(count(1),'999') FROM advises_shadow WHERE advice_key ='healthwatcher.aspects.persistence*HWTransactionManagement.aj}HWTransactionManagement&amp;before' and version = 9">
            <text:p>SELECT to_char(count(1),'999') FROM advises_shadow WHERE advice_key ='healthwatcher.aspects.persistence*HWTransactionManagement.aj}HWTransactionManagement&amp;before' and version = 9</text:p>
          </table:table-cell>
          <table:table-cell table:formula="of:=VALUE(ORG.SISTEMA.OO.SQL.JAGUARSQL.EXECUTESQL(&quot;org.postgresql.Driver&quot;;&quot;jdbc:postgresql://localhost/rejuv-pc?user=raffi&quot;;[.J9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) as foo</text:p>
          </table:table-cell>
          <table:table-cell table:formula="of:=VALUE(ORG.SISTEMA.OO.SQL.JAGUARSQL.EXECUTESQL(&quot;org.postgresql.Driver&quot;;&quot;jdbc:postgresql://localhost/rejuv-pc?user=raffi&quot;;[.L9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C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[.$D9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9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 except 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) as foo</text:p>
          </table:table-cell>
          <table:table-cell table:formula="of:=VALUE(ORG.SISTEMA.OO.SQL.JAGUARSQL.EXECUTESQL(&quot;org.postgresql.Driver&quot;;&quot;jdbc:postgresql://localhost/rejuv-pc?user=raffi&quot;;[.Q9]))" office:value-type="float" office:value="125">
            <text:p>12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9]; &quot;' and suggested_shadows.version = &quot;; [.$D9];&quot; except SELECT shadows.key FROM advises_shadow INNER JOIN shadows ON advises_shadow.shadow_key = shadows.key AND advises_shadow.version = shadows.version INNER JOIN advice ON advice.key = advises_shadow.advice_key WHERE advice.key = '&quot;; [.$B9]; &quot;' and advises_shadow.version = &quot;; [.$D9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before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before' and advises_shadow.version = 9) as foo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Return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0]))" office:value-type="float" office:value="16">
            <text:p>16</text:p>
          </table:table-cell>
          <table:table-cell table:formula="of:=CONCATENATE(&quot;SELECT to_char(count(1),'999') FROM advises_shadow WHERE advice_key ='&quot;;[.$B10];&quot;' and version = &quot;; [.$C10])" office:value-type="string" office:string-value="SELECT to_char(count(1),'999') FROM advises_shadow WHERE advice_key ='healthwatcher.aspects.persistence*HWTransactionManagement.aj}HWTransactionManagement&amp;afterReturning' and version = 8">
            <text:p>SELECT to_char(count(1),'999') FROM advises_shadow WHERE advice_key ='healthwatcher.aspects.persistence*HWTransactionManagement.aj}HWTransactionManagement&amp;afterReturning' and version = 8</text:p>
          </table:table-cell>
          <table:table-cell table:formula="of:=VALUE(ORG.SISTEMA.OO.SQL.JAGUARSQL.EXECUTESQL(&quot;org.postgresql.Driver&quot;;&quot;jdbc:postgresql://localhost/rejuv-pc?user=raffi&quot;;[.H10]))" office:value-type="float" office:value="25">
            <text:p>25</text:p>
          </table:table-cell>
          <table:table-cell table:formula="of:=CONCATENATE(&quot;SELECT to_char(count(1),'999') FROM advises_shadow WHERE advice_key ='&quot;;[.$B10];&quot;' and version = &quot;; [.$D10])" office:value-type="string" office:string-value="SELECT to_char(count(1),'999') FROM advises_shadow WHERE advice_key ='healthwatcher.aspects.persistence*HWTransactionManagement.aj}HWTransactionManagement&amp;afterReturning' and version = 9">
            <text:p>SELECT to_char(count(1),'999') FROM advises_shadow WHERE advice_key ='healthwatcher.aspects.persistence*HWTransactionManagement.aj}HWTransactionManagement&amp;afterReturning' and version = 9</text:p>
          </table:table-cell>
          <table:table-cell table:formula="of:=VALUE(ORG.SISTEMA.OO.SQL.JAGUARSQL.EXECUTESQL(&quot;org.postgresql.Driver&quot;;&quot;jdbc:postgresql://localhost/rejuv-pc?user=raffi&quot;;[.J10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) as foo</text:p>
          </table:table-cell>
          <table:table-cell table:formula="of:=VALUE(ORG.SISTEMA.OO.SQL.JAGUARSQL.EXECUTESQL(&quot;org.postgresql.Driver&quot;;&quot;jdbc:postgresql://localhost/rejuv-pc?user=raffi&quot;;[.L10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C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[.$D10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0]))" office:value-type="float" office:value="0">
            <text:p>0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 except 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) as foo</text:p>
          </table:table-cell>
          <table:table-cell table:formula="of:=VALUE(ORG.SISTEMA.OO.SQL.JAGUARSQL.EXECUTESQL(&quot;org.postgresql.Driver&quot;;&quot;jdbc:postgresql://localhost/rejuv-pc?user=raffi&quot;;[.Q10]))" office:value-type="float" office:value="125">
            <text:p>125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0]; &quot;' and suggested_shadows.version = &quot;; [.$D10];&quot; except SELECT shadows.key FROM advises_shadow INNER JOIN shadows ON advises_shadow.shadow_key = shadows.key AND advises_shadow.version = shadows.version INNER JOIN advice ON advice.key = advises_shadow.advice_key WHERE advice.key = '&quot;; [.$B10]; &quot;' and advises_shadow.version = &quot;; [.$D10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Return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Returning' and advises_shadow.version = 9) as foo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HealthWatcher</text:p>
          </table:table-cell>
          <table:table-cell office:value-type="string">
            <text:p>healthwatcher.aspects.persistence*HWTransactionManagement.aj}HWTransactionManagement&amp;afterThrowing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VALUE(ORG.SISTEMA.OO.SQL.JAGUARSQL.EXECUTESQL(&quot;org.postgresql.Driver&quot;;&quot;jdbc:postgresql://localhost/rejuv-pc?user=raffi&quot;;[.F11]))" office:value-type="float" office:value="16">
            <text:p>16</text:p>
          </table:table-cell>
          <table:table-cell table:formula="of:=CONCATENATE(&quot;SELECT to_char(count(1),'999') FROM advises_shadow WHERE advice_key ='&quot;;[.$B11];&quot;' and version = &quot;; [.$C11])" office:value-type="string" office:string-value="SELECT to_char(count(1),'999') FROM advises_shadow WHERE advice_key ='healthwatcher.aspects.persistence*HWTransactionManagement.aj}HWTransactionManagement&amp;afterThrowing' and version = 8">
            <text:p>SELECT to_char(count(1),'999') FROM advises_shadow WHERE advice_key ='healthwatcher.aspects.persistence*HWTransactionManagement.aj}HWTransactionManagement&amp;afterThrowing' and version = 8</text:p>
          </table:table-cell>
          <table:table-cell table:formula="of:=VALUE(ORG.SISTEMA.OO.SQL.JAGUARSQL.EXECUTESQL(&quot;org.postgresql.Driver&quot;;&quot;jdbc:postgresql://localhost/rejuv-pc?user=raffi&quot;;[.H11]))" office:value-type="float" office:value="25">
            <text:p>25</text:p>
          </table:table-cell>
          <table:table-cell table:formula="of:=CONCATENATE(&quot;SELECT to_char(count(1),'999') FROM advises_shadow WHERE advice_key ='&quot;;[.$B11];&quot;' and version = &quot;; [.$D11])" office:value-type="string" office:string-value="SELECT to_char(count(1),'999') FROM advises_shadow WHERE advice_key ='healthwatcher.aspects.persistence*HWTransactionManagement.aj}HWTransactionManagement&amp;afterThrowing' and version = 9">
            <text:p>SELECT to_char(count(1),'999') FROM advises_shadow WHERE advice_key ='healthwatcher.aspects.persistence*HWTransactionManagement.aj}HWTransactionManagement&amp;afterThrowing' and version = 9</text:p>
          </table:table-cell>
          <table:table-cell table:formula="of:=VALUE(ORG.SISTEMA.OO.SQL.JAGUARSQL.EXECUTESQL(&quot;org.postgresql.Driver&quot;;&quot;jdbc:postgresql://localhost/rejuv-pc?user=raffi&quot;;[.J11]))" office:value-type="float" office:value="9">
            <text:p>9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) as foo</text:p>
          </table:table-cell>
          <table:table-cell table:formula="of:=VALUE(ORG.SISTEMA.OO.SQL.JAGUARSQL.EXECUTESQL(&quot;org.postgresql.Driver&quot;;&quot;jdbc:postgresql://localhost/rejuv-pc?user=raffi&quot;;[.L11]))" office:value-type="float" office:value="0">
            <text:p>0</text:p>
          </table:table-cell>
          <table:table-cell table:formula="of:=CONCATENATE(&quot;select to_char(count(1), '999') from (&quot;;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C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[.$D11];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8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boolean" office:boolean-value="false">
            <text:p>FALSE</text:p>
          </table:table-cell>
          <table:table-cell table:formula="of:=VALUE(ORG.SISTEMA.OO.SQL.JAGUARSQL.EXECUTESQL(&quot;org.postgresql.Driver&quot;;&quot;jdbc:postgresql://localhost/rejuv-pc?user=raffi&quot;;[.O11]))" office:value-type="float" office:value="25">
            <text:p>25</text:p>
          </table:table-cell>
          <table:table-cell table:formula="of:=CONCATENATE(&quot;select to_char(count(1), '999') from (&quot;; &quot;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 except 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 &quot;) as foo&quot;)" office:value-type="string" office:string-value="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">
            <text:p>select to_char(count(1), '999') from (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 except 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) as foo</text:p>
          </table:table-cell>
          <table:table-cell table:formula="of:=VALUE(ORG.SISTEMA.OO.SQL.JAGUARSQL.EXECUTESQL(&quot;org.postgresql.Driver&quot;;&quot;jdbc:postgresql://localhost/rejuv-pc?user=raffi&quot;;[.Q11]))" office:value-type="float" office:value="0">
            <text:p>0</text:p>
          </table:table-cell>
          <table:table-cell table:formula="of:=CONCATENATE(&quot;select to_char(count(1), '999') from (&quot;; &quot;SELECT shadows.key FROM suggested_shadows INNER JOIN shadows ON suggested_shadows.shadow_key = shadows.key AND suggested_shadows.version = shadows.version INNER JOIN advice ON advice.key = suggested_shadows.advice_key WHERE advice.key = '&quot;; [.$B11]; &quot;' and suggested_shadows.version = &quot;; [.$D11];&quot; except SELECT shadows.key FROM advises_shadow INNER JOIN shadows ON advises_shadow.shadow_key = shadows.key AND advises_shadow.version = shadows.version INNER JOIN advice ON advice.key = advises_shadow.advice_key WHERE advice.key = '&quot;; [.$B11]; &quot;' and advises_shadow.version = &quot;; [.$D11]; &quot;) as foo&quot;)" office:value-type="string" office:string-value="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">
            <text:p>select to_char(count(1), '999') from (SELECT shadows.key FROM suggested_shadows INNER JOIN shadows ON suggested_shadows.shadow_key = shadows.key AND suggested_shadows.version = shadows.version INNER JOIN advice ON advice.key = suggested_shadows.advice_key WHERE advice.key = 'healthwatcher.aspects.persistence*HWTransactionManagement.aj}HWTransactionManagement&amp;afterThrowing' and suggested_shadows.version = 9 except SELECT shadows.key FROM advises_shadow INNER JOIN shadows ON advises_shadow.shadow_key = shadows.key AND advises_shadow.version = shadows.version INNER JOIN advice ON advice.key = advises_shadow.advice_key WHERE advice.key = 'healthwatcher.aspects.persistence*HWTransactionManagement.aj}HWTransactionManagement&amp;afterThrowing' and advises_shadow.version = 9) as foo</text:p>
          </table:table-cell>
          <table:table-cell office:value-type="float" office:value="29">
            <text:p>29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Suggest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Confidence</text:p>
          </table:table-cell>
        </table:table-row>
        <table:table-row table:style-name="ro1">
          <table:table-cell office:value-type="string">
            <text:p>calls: IFacade.getComplaintList()</text:p>
          </table:table-cell>
          <table:table-cell office:value-type="string">
            <text:p>[?, *calls, IFacade.getComplain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DiseaseType(I)</text:p>
          </table:table-cell>
          <table:table-cell office:value-type="string">
            <text:p>[?, *calls, IFacade.searchDiseaseType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Complaint(Complaint;)</text:p>
          </table:table-cell>
          <table:table-cell office:value-type="string">
            <text:p>[?, *calls, IFacade.insert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(I)</text:p>
          </table:table-cell>
          <table:table-cell office:value-type="string">
            <text:p>[?, *calls, IFacade.searchHealthUni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Employee(String;)</text:p>
          </table:table-cell>
          <table:table-cell office:value-type="string">
            <text:p>[?, *calls, IFacade.searchEmployee(String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SpecialityList()</text:p>
          </table:table-cell>
          <table:table-cell office:value-type="string">
            <text:p>[?, *calls, IFacade.getSpeciality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DiseaseTypeList()</text:p>
          </table:table-cell>
          <table:table-cell office:value-type="string">
            <text:p>[?, *calls, IFacade.getDiseaseType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Employee(Employee;)</text:p>
          </table:table-cell>
          <table:table-cell office:value-type="string">
            <text:p>[?, *calls, IFacade.updateEmployee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Complaint(Complaint;)</text:p>
          </table:table-cell>
          <table:table-cell office:value-type="string">
            <text:p>[?, *calls, IFacade.updateComplaint(Complain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insert(Employee;)</text:p>
          </table:table-cell>
          <table:table-cell office:value-type="string">
            <text:p>[?, *calls, IFacade.insert(Employee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updateHealthUnit(HealthUnit;)</text:p>
          </table:table-cell>
          <table:table-cell office:value-type="string">
            <text:p>[?, *calls, IFacade.updateHealthUnit(HealthUnit;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HealthUnitList()</text:p>
          </table:table-cell>
          <table:table-cell office:value-type="string">
            <text:p>[?, *calls, IFacade.get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Complaint(I)</text:p>
          </table:table-cell>
          <table:table-cell office:value-type="string">
            <text:p>[?, *calls, IFacade.searchComplaint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getPartialHealthUnitList()</text:p>
          </table:table-cell>
          <table:table-cell office:value-type="string">
            <text:p>[?, *calls, IFacade.getPartialHealthUnitList(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HealthUnitsBySpeciality(I)</text:p>
          </table:table-cell>
          <table:table-cell office:value-type="string">
            <text:p>[?, *calls, IFacade.searchHealthUnitsBySpeciality(I)]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alls: IFacade.searchSpecialitiesByHealthUnit(I)</text:p>
          </table:table-cell>
          <table:table-cell office:value-type="string">
            <text:p>[?, *calls, IFacade.searchSpecialitiesByHealthUnit(I)]</text:p>
          </table:table-cell>
          <table:table-cell office:value-type="float" office:value="0.5">
            <text:p>0.5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22/07/2008</text:date>, <text:time>21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3$Build-9328</meta:generator>
    <meta:initial-creator>Raffi Khatchadourian</meta:initial-creator>
    <meta:creation-date>2008-07-15T16:55:10</meta:creation-date>
    <dc:date>2008-07-22T21:14:37</dc:date>
    <dc:language>en-US</dc:language>
    <meta:editing-cycles>39</meta:editing-cycles>
    <meta:editing-duration>PT36H00M49S</meta:editing-duration>
    <meta:document-statistic meta:table-count="3" meta:cell-count="258" meta:object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Raffi" VL:creator="" dc:date-time="2008-07-22T00:00:50"/>
</VL:version-list>
</file>